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)</text:p>
      <text:p text:style-name="Standard">if x &gt; 11</text:p>
      <text:p text:style-name="Standard">J3,J4,J2,J1,J5</text:p>
      <text:p text:style-name="Standard"/>
      <text:p text:style-name="Standard">if x &lt;3</text:p>
      <text:p text:style-name="Standard">J5,J3,J4,J2,J1</text:p>
      <text:p text:style-name="Standard"/>
      <text:p text:style-name="Standard">if 3&lt; x &lt;7</text:p>
      <text:p text:style-name="Standard">J3,J5,J4,J2,J1</text:p>
      <text:p text:style-name="Standard"/>
      <text:p text:style-name="Standard">if 7&lt; x &lt;9</text:p>
      <text:p text:style-name="Standard">J3,J4,J5,J2,J1</text:p>
      <text:p text:style-name="Standard"/>
      <text:p text:style-name="Standard">if 9&lt; x &lt;11</text:p>
      <text:p text:style-name="Standard">J3,J4,J2,J5,J1</text:p>
      <text:p text:style-name="Standard"/>
      <text:p text:style-name="Standard">2)</text:p>
      <text:p text:style-name="Standard"/>
      <text:p text:style-name="Standard">Round Robin)</text:p>
      <text:p text:style-name="Standard">ABCDE</text:p>
      <text:p text:style-name="Standard">(10 + (10+6) + (16+2) + (18+5) + (23+7))/5=19.4</text:p>
      <text:p text:style-name="Standard"/>
      <text:p text:style-name="Standard">Priority)</text:p>
      <text:p text:style-name="Standard">BEACD</text:p>
      <text:p text:style-name="Standard">(6+(7+6)+(13+10)+(23+2)+(25+5))/5=19.4</text:p>
      <text:p text:style-name="Standard"/>
      <text:p text:style-name="Standard">Firstcome)</text:p>
      <text:p text:style-name="Standard">ABCDE</text:p>
      <text:p text:style-name="Standard">(10 + (10+6) + (16+2) + (18+5) + (23+7))/5=19.4</text:p>
      <text:p text:style-name="Standard"/>
      <text:p text:style-name="Standard"/>
      <text:p text:style-name="Standard">Shortest)</text:p>
      <text:p text:style-name="Standard">CDBEA</text:p>
      <text:p text:style-name="Standard">(2+(2+5)+(7+6)+(13+7)+(20+10))/5=14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2T12:53:47.60</meta:creation-date>
    <dc:date>2019-02-25T20:02:28.59</dc:date>
    <meta:editing-duration>P3DT7H8M39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4" meta:word-count="55" meta:character-count="350"/>
  </office:meta>
</office:document-meta>
</file>